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6" table:number-rows-repeated="1048458">
          <table:table-cell table:number-columns-repeated="999"/>
        </table:table-row>
        <table:table-row table:style-name="ro6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20:11:45.050058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1-21T20:12:22.914317959</dc:date>
    <meta:editing-duration>P1DT17H43M59S</meta:editing-duration>
    <meta:editing-cycles>336</meta:editing-cycles>
    <meta:generator>LibreOffice/6.4.7.2$Linux_X86_64 LibreOffice_project/40$Build-2</meta:generator>
    <meta:document-statistic meta:table-count="1" meta:cell-count="1638" meta:object-count="0"/>
  </office:meta>
</office:document-meta>
</file>